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ahogany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random"/>
    </style:style>
    <style:style style:name="dp4" style:family="drawing-page">
      <style:drawing-page-properties presentation:background-visible="true" presentation:background-objects-visible="true" draw:fill="solid" draw:fill-color="#0a2a39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cornersOu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vertical-align="middle" draw:auto-grow-height="false" fo:min-height="0.614cm" fo:min-width="0.364cm" fo:wrap-option="wrap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2.006cm" fo:min-width="27.247cm" draw:shadow-opacity="50%" loext:decorative="false"/>
    </style:style>
    <style:style style:name="gr5" style:family="graphic" style:parent-style-name="standard">
      <style:graphic-properties draw:fill-color="#6b5e9b" draw:textarea-horizontal-align="justify" draw:textarea-vertical-align="middle" draw:auto-grow-height="false" fo:min-height="4.714cm" fo:min-width="24.464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95cm" loext:decorative="false"/>
      <style:paragraph-properties style:writing-mode="lr-tb"/>
    </style:style>
    <style:style style:name="gr7" style:family="graphic" style:parent-style-name="standard">
      <style:graphic-properties svg:stroke-width="0.028cm" svg:stroke-color="#fff5ee" draw:marker-start-width="0.242cm" draw:marker-end-width="0.242cm" draw:fill="solid" draw:fill-color="#778899" draw:opacity="50%" draw:textarea-horizontal-align="justify" draw:textarea-vertical-align="middle" draw:auto-grow-height="false" fo:min-height="0.921cm" fo:min-width="7.274cm" fo:padding-top="0.139cm" fo:padding-bottom="0.139cm" fo:padding-left="0.264cm" fo:padding-right="0.264cm" draw:shadow-opacity="50%" loext:decorative="false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0.326cm" fo:min-width="0.076cm" fo:wrap-option="wrap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14cm" fo:min-width="0cm" fo:wrap-option="wrap" loext:decorative="false"/>
    </style:style>
    <style:style style:name="gr10" style:family="graphic" style:parent-style-name="standard">
      <style:graphic-properties draw:textarea-horizontal-align="center" draw:textarea-vertical-align="middle" loext:decorative="false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textarea-vertical-align="middle" draw:auto-grow-height="false" fo:min-height="0.389cm" fo:min-width="0.083cm" fo:wrap-option="wrap" loext:decorative="false"/>
    </style:style>
    <style:style style:name="gr13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517cm" fo:min-width="16.262cm" draw:shadow-opacity="50%" loext:decorative="false"/>
    </style:style>
    <style:style style:name="gr14" style:family="graphic" style:parent-style-name="standard">
      <style:graphic-properties draw:stroke="none" draw:fill="solid" draw:fill-color="#55308d" draw:opacity="50%" draw:textarea-horizontal-align="justify" draw:textarea-vertical-align="middle" draw:auto-grow-height="false" fo:min-height="1.104cm" fo:min-width="16.848cm" draw:shadow-opacity="50%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fill="gradient" draw:fill-color="#808080" draw:fill-gradient-name="Gradient_20_1" draw:gradient-step-count="0" draw:opacity="50%" draw:textarea-vertical-align="middle" draw:auto-grow-height="false" fo:min-height="0.326cm" fo:min-width="1.575cm" fo:wrap-option="wrap" draw:shadow-opacity="50%" loext:decorative="false"/>
    </style:style>
    <style:style style:name="gr17" style:family="graphic" style:parent-style-name="standard">
      <style:graphic-properties draw:fill="solid" draw:fill-color="#77bc65" draw:textarea-vertical-align="middle" draw:auto-grow-height="false" fo:min-height="0.326cm" fo:min-width="0.076cm" fo:wrap-option="wrap" loext:decorative="false"/>
    </style:style>
    <style:style style:name="gr18" style:family="graphic" style:parent-style-name="standard">
      <style:graphic-properties draw:fill="solid" draw:fill-color="#333333" draw:opacity="70%" draw:textarea-horizontal-align="justify" draw:textarea-vertical-align="middle" draw:auto-grow-height="false" fo:min-height="3.811cm" fo:min-width="6.56cm" draw:shadow="hidden" draw:shadow-opacity="70%" loext:decorative="false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48cm" loext:decorative="false"/>
      <style:paragraph-properties style:writing-mode="lr-tb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false" fo:min-height="0.202cm" fo:min-width="2.951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00a933" draw:textarea-horizontal-align="justify" draw:textarea-vertical-align="middle" draw:auto-grow-height="false" fo:min-height="0.654cm" fo:min-width="1.004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3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969cm" fo:min-width="19.22cm" draw:shadow-opacity="50%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26" style:family="graphic" style:parent-style-name="standard">
      <style:graphic-properties svg:stroke-width="0.051cm" svg:stroke-color="#eeeeee" draw:marker-start-width="0.279cm" draw:marker-end-width="0.279cm" draw:fill="solid" draw:fill-color="#1c1c1c" draw:opacity="50%" draw:textarea-horizontal-align="justify" draw:textarea-vertical-align="middle" draw:auto-grow-height="false" fo:min-height="6.41cm" fo:min-width="2.66cm" fo:padding-top="0.15cm" fo:padding-bottom="0.15cm" fo:padding-left="0.275cm" fo:padding-right="0.275cm" draw:shadow-opacity="50%" loext:decorative="false"/>
    </style:style>
    <style:style style:name="gr27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0.654cm" fo:min-width="1.904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30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0.654cm" fo:min-width="1.904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1cm" svg:stroke-color="#eeeeee" draw:marker-start-width="0.279cm" draw:marker-end-width="0.279cm" draw:fill="solid" draw:fill-color="#1c1c1c" draw:opacity="50%" draw:textarea-horizontal-align="justify" draw:textarea-vertical-align="middle" draw:auto-grow-height="false" fo:min-height="4.408cm" fo:min-width="2.158cm" fo:padding-top="0.15cm" fo:padding-bottom="0.15cm" fo:padding-left="0.275cm" fo:padding-right="0.275cm" draw:shadow-opacity="50%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width="0.106cm" svg:stroke-color="#dddddd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3" style:family="graphic" style:parent-style-name="objectwithoutfill">
      <style:graphic-properties svg:stroke-width="0.106cm" svg:stroke-color="#999999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2.32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3.794cm" loext:decorative="false"/>
      <style:paragraph-properties style:writing-mode="lr-tb"/>
    </style:style>
    <style:style style:name="gr36" style:family="graphic" style:parent-style-name="standard">
      <style:graphic-properties draw:textarea-vertical-align="middle" draw:auto-grow-height="false" fo:min-height="0.086cm" fo:min-width="0cm" fo:wrap-option="wrap" loext:decorative="false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fill-color="#263238" draw:textarea-horizontal-align="justify" draw:textarea-vertical-align="middle" draw:auto-grow-height="false" fo:min-height="11.878cm" fo:min-width="8.679cm" fo:padding-top="0.142cm" fo:padding-bottom="0.142cm" fo:padding-left="0.267cm" fo:padding-right="0.267cm" loext:decorative="false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fafafa" draw:textarea-horizontal-align="justify" draw:textarea-vertical-align="middle" draw:auto-grow-height="false" fo:min-height="1.682cm" fo:min-width="1.432cm" fo:padding-top="0.151cm" fo:padding-bottom="0.151cm" fo:padding-left="0.276cm" fo:padding-right="0.276cm" fo:wrap-option="wrap" loext:decorative="false"/>
      <style:paragraph-properties style:writing-mode="lr-tb"/>
    </style:style>
    <style:style style:name="gr3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textarea-vertical-align="middle" draw:auto-grow-height="false" fo:min-height="0.225cm" fo:min-width="0cm" fo:wrap-option="wrap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1.94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507cm" loext:decorative="false"/>
      <style:paragraph-properties style:writing-mode="lr-tb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926cm" fo:min-width="4.732cm" fo:padding-top="0.165cm" fo:padding-bottom="0.165cm" fo:padding-left="0.29cm" fo:padding-right="0.29cm" loext:decorative="false"/>
    </style:style>
    <style:style style:name="gr44" style:family="graphic" style:parent-style-name="standard">
      <style:graphic-properties svg:stroke-color="#ffff00" draw:fill-color="#ffea00" draw:textarea-vertical-align="middle" draw:auto-grow-height="false" fo:min-height="0.054cm" fo:min-width="0cm" fo:wrap-option="wrap" loext:decorative="false"/>
    </style:style>
    <style:style style:name="gr4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077cm" fo:min-width="8.92cm" fo:padding-top="0.165cm" fo:padding-bottom="0.165cm" fo:padding-left="0.29cm" fo:padding-right="0.29cm" loext:decorative="false"/>
      <style:paragraph-properties style:writing-mode="lr-tb"/>
    </style:style>
    <style:style style:name="gr4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611cm" fo:min-width="1.596cm" fo:padding-top="0.165cm" fo:padding-bottom="0.165cm" fo:padding-left="0.29cm" fo:padding-right="0.29cm" loext:decorative="false"/>
      <style:paragraph-properties style:writing-mode="lr-tb"/>
    </style:style>
    <style:style style:name="gr4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631cm" fo:min-width="2.177cm" fo:padding-top="0.165cm" fo:padding-bottom="0.165cm" fo:padding-left="0.29cm" fo:padding-right="0.29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56cm" loext:decorative="false"/>
      <style:paragraph-properties style:writing-mode="lr-tb"/>
    </style:style>
    <style:style style:name="gr49" style:family="graphic" style:parent-style-name="standard">
      <style:graphic-properties draw:fill-color="#030d11" draw:textarea-horizontal-align="justify" draw:textarea-vertical-align="middle" draw:auto-grow-height="false" fo:min-height="11.649cm" fo:min-width="14.328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0.726cm" loext:decorative="false"/>
      <style:paragraph-properties style:writing-mode="lr-tb"/>
    </style:style>
    <style:style style:name="gr51" style:family="graphic" style:parent-style-name="standard">
      <style:graphic-properties draw:fill-color="#030d11" draw:textarea-horizontal-align="justify" draw:textarea-vertical-align="middle" draw:auto-grow-height="false" fo:min-height="10.16cm" fo:min-width="16.657cm" loext:decorative="false"/>
      <style:paragraph-properties style:writing-mode="lr-tb"/>
    </style:style>
    <style:style style:name="gr52" style:family="graphic" style:parent-style-name="standard">
      <style:graphic-properties draw:fill-color="#030d11" draw:textarea-horizontal-align="justify" draw:textarea-vertical-align="middle" draw:auto-grow-height="false" fo:min-height="1.003cm" fo:min-width="3.812cm" loext:decorative="false"/>
      <style:paragraph-properties style:writing-mode="lr-tb"/>
    </style:style>
    <style:style style:name="gr53" style:family="graphic" style:parent-style-name="standard">
      <style:graphic-properties draw:fill-color="#030d11" draw:textarea-horizontal-align="justify" draw:textarea-vertical-align="middle" draw:auto-grow-height="false" fo:min-height="3.314cm" fo:min-width="5.752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3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0.921cm" loext:decorative="false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5.748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style:font-name="Arial1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000000" draw:opacity="7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6b5e9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Arial1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Arial1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>
      <loext:graphic-properties draw:fill="solid" draw:fill-color="#778899" draw:opacity="50%"/>
      <style:paragraph-properties fo:text-align="center"/>
      <style:text-properties style:font-name="Arial1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1c1c1c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55308d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loext:graphic-properties draw:fill="none" draw:fill-color="#ffffff"/>
      <style:paragraph-properties fo:margin-top="0cm" fo:margin-bottom="0cm" fo:line-height="100%" fo:text-align="center"/>
      <style:text-properties style:font-name="Yu Gothic UI Semibold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6" style:family="paragraph">
      <loext:graphic-properties draw:fill="gradient" draw:fill-color="#808080" draw:fill-gradient-name="Gradient_20_1" draw:gradient-step-count="0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77bc6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333333" draw:opacity="7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style:font-name="Yu Gothic UI Semibold" fo:font-size="18pt"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/>
      <style:text-properties fo:color="#000000" loext:opacity="100%" style:font-name="Yu Gothic UI Semibold" fo:font-size="7pt" fo:language="zxx" fo:country="none" style:font-size-asian="7pt" style:language-asian="zxx" style:country-asian="none" style:font-size-complex="7pt" style:language-complex="zxx" style:country-complex="none"/>
    </style:style>
    <style:style style:name="P21" style:family="paragraph">
      <loext:graphic-properties draw:fill="solid" draw:fill-color="#cccccc"/>
      <style:paragraph-properties fo:text-align="center" style:writing-mode="lr-tb"/>
      <style:text-properties fo:color="#000000" loext:opacity="100%" style:font-name="Yu Gothic UI Semibold" fo:font-size="7pt" fo:language="zxx" fo:country="none" style:font-size-asian="7pt" style:language-asian="zxx" style:country-asian="none" style:font-size-complex="7pt" style:language-complex="zxx" style:country-complex="none"/>
    </style:style>
    <style:style style:name="P22" style:family="paragraph">
      <loext:graphic-properties draw:fill-color="#00a933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4" style:family="paragraph">
      <loext:graphic-properties draw:fill="none" draw:fill-color="#ffffff"/>
      <style:text-properties style:font-name="Arial1" fo:language="zxx" fo:country="none" style:language-asian="zxx" style:country-asian="none" style:language-complex="zxx" style:country-complex="none"/>
    </style:style>
    <style:style style:name="P25" style:family="paragraph">
      <loext:graphic-properties draw:fill="none" draw:fill-color="#ffffff"/>
      <style:text-properties style:font-name="Arial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6" style:family="paragraph">
      <loext:graphic-properties draw:fill-color="#158466" draw:opacity="100%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7" style:family="paragraph">
      <loext:graphic-properties draw:fill="none" draw:fill-color="#ffffff"/>
      <style:paragraph-properties fo:text-align="center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8" style:family="paragraph">
      <loext:graphic-properties draw:fill-color="#0a2a39" draw:opacity="100%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1c1c1c" draw:opacity="50%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0" style:family="paragraph">
      <loext:graphic-properties draw:fill="none" draw:fill-color="#ffffff"/>
      <style:paragraph-properties fo:text-align="center"/>
      <style:text-properties style:font-name="Segoe UI" fo:language="zxx" fo:country="none" style:language-asian="zxx" style:country-asian="none" style:language-complex="zxx" style:country-complex="none"/>
    </style:style>
    <style:style style:name="P31" style:family="paragraph">
      <loext:graphic-properties draw:fill-color="#263238"/>
      <style:paragraph-properties fo:text-align="center"/>
    </style:style>
    <style:style style:name="P32" style:family="paragraph">
      <loext:graphic-properties draw:fill-color="#fafafa"/>
      <style:paragraph-properties fo:text-align="center"/>
      <style:text-properties style:font-name="Arial1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text-properties style:font-name="Arial1"/>
    </style:style>
    <style:style style:name="P35" style:family="paragraph">
      <loext:graphic-properties draw:fill="none" draw:fill-color="#ffffff"/>
      <style:text-properties style:font-name="Arial1"/>
    </style:style>
    <style:style style:name="P36" style:family="paragraph">
      <loext:graphic-properties draw:fill-color="#ffea00"/>
      <style:paragraph-properties fo:text-align="center"/>
    </style:style>
    <style:style style:name="P37" style:family="paragraph">
      <style:paragraph-properties fo:text-align="center"/>
      <style:text-properties style:font-name="Arial1"/>
    </style:style>
    <style:style style:name="P38" style:family="paragraph">
      <loext:graphic-properties draw:fill="none"/>
      <style:paragraph-properties fo:text-align="center"/>
      <style:text-properties style:font-name="Arial1"/>
    </style:style>
    <style:style style:name="P39" style:family="paragraph">
      <style:paragraph-properties fo:text-align="center"/>
      <style:text-properties style:font-name="Arial1" fo:font-size="14pt" style:font-size-asian="14pt" style:font-size-complex="14pt"/>
    </style:style>
    <style:style style:name="P40" style:family="paragraph">
      <loext:graphic-properties draw:fill="none"/>
      <style:paragraph-properties fo:text-align="center"/>
      <style:text-properties style:font-name="Arial1" fo:font-size="14pt" style:font-size-asian="14pt" style:font-size-complex="14pt"/>
    </style:style>
    <style:style style:name="P41" style:family="paragraph">
      <style:paragraph-properties fo:text-align="center"/>
      <style:text-properties style:font-name="Arial1" fo:font-size="15pt" style:font-size-asian="15pt" style:font-size-complex="15pt"/>
    </style:style>
    <style:style style:name="P42" style:family="paragraph">
      <loext:graphic-properties draw:fill="none"/>
      <style:paragraph-properties fo:text-align="center"/>
      <style:text-properties style:font-name="Arial1" fo:font-size="15pt" style:font-size-asian="15pt" style:font-size-complex="15pt"/>
    </style:style>
    <style:style style:name="P43" style:family="paragraph">
      <loext:graphic-properties draw:fill="none" draw:fill-color="#ffffff"/>
      <style:paragraph-properties fo:text-align="center"/>
      <style:text-properties style:font-name="Arial1"/>
    </style:style>
    <style:style style:name="P44" style:family="paragraph">
      <loext:graphic-properties draw:fill-color="#030d11"/>
      <style:paragraph-properties fo:text-align="center"/>
      <style:text-properties style:font-name="Arial1" fo:font-size="24pt" style:font-size-asian="24pt" style:font-size-complex="24pt"/>
    </style:style>
    <style:style style:name="P4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46" style:family="paragraph">
      <loext:graphic-properties draw:fill="none" draw:fill-color="#ffffff"/>
      <style:paragraph-properties fo:text-align="center"/>
    </style:style>
    <style:style style:name="P47" style:family="paragraph">
      <loext:graphic-properties draw:fill="none" draw:fill-color="#ffffff"/>
    </style:style>
    <style:style style:name="T1" style:family="text">
      <style:text-properties style:font-name="Arial1" fo:font-size="40pt" fo:language="en" fo:country="US" style:font-size-asian="40pt" style:language-asian="zxx" style:country-asian="none" style:font-size-complex="40pt" style:language-complex="zxx" style:country-complex="none"/>
    </style:style>
    <style:style style:name="T2" style:family="text">
      <style:text-properties style:font-name="Arial1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8pt" fo:language="zxx" fo:country="none" style:language-asian="zxx" style:country-asian="none" style:language-complex="zxx" style:country-complex="non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Lucida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7" style:family="text">
      <style:text-properties style:font-name="Arial1"/>
    </style:style>
    <style:style style:name="T8" style:family="text">
      <style:text-properties style:font-name="Yu Gothic UI Semibold" fo:font-size="18pt" fo:language="en" fo:country="US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9" style:family="text">
      <style:text-properties style:font-name="Yu Gothic UI Semibold" fo:font-size="18pt" fo:language="zxx" fo:country="none" style:language-asian="zxx" style:country-asian="none" style:language-complex="zxx" style:country-complex="none"/>
    </style:style>
    <style:style style:name="T10" style:family="text">
      <style:text-properties fo:color="#000000" loext:opacity="100%" style:font-name="Yu Gothic UI Semibold" fo:font-size="11pt" fo:language="en" fo:country="US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Arial1" fo:language="en" fo:country="US" style:language-asian="zxx" style:country-asian="none" style:language-complex="zxx" style:country-complex="none"/>
    </style:style>
    <style:style style:name="T12" style:family="text">
      <style:text-properties style:font-name="Arial1" fo:language="zxx" fo:country="none" style:language-asian="zxx" style:country-asian="none" style:language-complex="zxx" style:country-complex="none"/>
    </style:style>
    <style:style style:name="T13" style:family="text">
      <style:text-properties fo:color="#c9211e" loext:opacity="100%" style:font-name="Segoe UI" fo:language="zxx" fo:country="none" style:language-asian="zxx" style:country-asian="none" style:language-complex="zxx" style:country-complex="none"/>
    </style:style>
    <style:style style:name="T14" style:family="text">
      <style:text-properties style:font-name="Arial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5" style:family="text"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6" style:family="text">
      <style:text-properties style:font-name="Segoe UI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style:font-name="Segoe UI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8" style:family="text">
      <style:text-properties style:font-name="Arial1" fo:font-size="12pt" style:font-size-asian="12pt" style:font-size-complex="12pt"/>
    </style:style>
    <style:style style:name="T19" style:family="text">
      <style:text-properties style:font-name="Arial1" fo:font-size="15pt" style:font-size-asian="15pt" style:font-size-complex="15pt"/>
    </style:style>
    <style:style style:name="T20" style:family="text">
      <style:text-properties style:font-name="Arial1" fo:font-size="16pt" style:font-size-asian="16pt" style:font-size-complex="16pt"/>
    </style:style>
    <style:style style:name="T21" style:family="text">
      <style:text-properties style:font-name="Arial1" fo:font-size="24pt" style:font-size-asian="24pt" style:font-size-complex="24pt"/>
    </style:style>
    <style:style style:name="T2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4" draw:id="id14">
        <office:forms form:automatic-focus="false" form:apply-design-mode="false"/>
        <draw:frame presentation:style-name="pr1" draw:text-style-name="P1" draw:layer="layout" svg:width="27.991cm" svg:height="15.748cm" svg:x="0cm" svg:y="0cm" presentation:class="subtitle" presentation:user-transformed="true">
          <draw:text-box>
            <text:p xml:id="id15" text:id="id15"><text:span text:style-name="T1">Watch</text:span><text:span text:style-name="T2"> Animes </text:span><text:span text:style-name="T1">Offline</text:span><text:span text:style-name="T2"> possible ?</text:span></text:p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6" draw:id="id16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 xml:id="id17" text:id="id17"><text:span text:style-name="T3">Let's start with a preview !</text:span></text:p>
          </draw:text-box>
        </draw:frame>
        <draw:frame presentation:style-name="pr4" draw:text-style-name="P5" draw:layer="layout" svg:width="25.191cm" svg:height="9.133cm" svg:x="1.399cm" svg:y="3.684cm" presentation:class="outline" presentation:user-transformed="true">
          <draw:text-box>
            <text:p xml:id="id18" text:id="id18" text:style-name="P4"><text:span text:style-name="T3">In this section, you'll see an overview of the website with full explanations in the comments section for each page and object.</text:span></text:p>
          </draw:text-box>
        </draw:frame>
        <draw:custom-shape draw:style-name="gr2" draw:text-style-name="P5" draw:layer="layout" svg:width="1.5cm" svg:height="1.5cm" svg:x="2.587cm" svg:y="10.05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3" draw:text-style-name="P6" draw:layer="layout" svg:width="3.765cm" svg:height="2.5cm" svg:x="3.956cm" svg:y="9.84cm">
          <draw:text-box>
            <text:p><text:span text:style-name="T4">Represent an image or icon.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xml:id="id19" draw:id="id19">
        <office:forms form:automatic-focus="false" form:apply-design-mode="false"/>
        <draw:custom-shape draw:name="navbar 1" draw:style-name="gr4" draw:text-style-name="P7" draw:layer="layout" svg:width="27.991cm" svg:height="2.5cm" svg:x="0cm" svg:y="-0.498cm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anner" draw:style-name="gr5" draw:text-style-name="P8" draw:layer="layout" svg:width="25.5cm" svg:height="5.5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6.875cm" svg:height="1.945cm" svg:x="0.499cm" svg:y="0.076cm">
          <draw:text-box>
            <text:p text:style-name="P9"><text:span text:style-name="T5">OFFANIME</text:span><text:span text:style-name="T6"> / HOME</text:span></text:p>
          </draw:text-box>
        </draw:frame>
        <draw:custom-shape draw:style-name="gr7" draw:text-style-name="P11" draw:layer="layout" svg:width="7.93cm" svg:height="1.327cm" svg:x="10cm" svg:y="0.325cm">
          <text:p text:style-name="P5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cm" svg:x="26.491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1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1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5" xml:id="id2" draw:id="id2" draw:layer="layout" svg:width="0.552cm" svg:height="0.55cm" svg:x="6.652cm" svg:y="1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7" draw:id="id7" draw:layer="layout" svg:width="0.551cm" svg:height="0.55cm" svg:x="8.308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8" draw:id="id8" draw:layer="layout" svg:width="0.552cm" svg:height="0.55cm" svg:x="4.998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" draw:id="id3" draw:layer="layout" svg:width="0.552cm" svg:height="0.55cm" svg:x="9.41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" draw:id="id1" draw:layer="layout" svg:width="0.552cm" svg:height="0.55cm" svg:x="6.652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" draw:id="id5" draw:layer="layout" svg:width="0.552cm" svg:height="0.55cm" svg:x="4.998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4" draw:id="id4" draw:layer="layout" svg:width="0.552cm" svg:height="0.55cm" svg:x="7.204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6" draw:id="id6" draw:layer="layout" svg:width="0.552cm" svg:height="0.55cm" svg:x="9.41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9" draw:id="id9" draw:layer="layout" svg:width="0.552cm" svg:height="0.55cm" svg:x="17.683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3" draw:id="id13" draw:layer="layout" svg:width="0.552cm" svg:height="0.55cm" svg:x="17.683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0" draw:id="id10" draw:layer="layout" svg:width="0.552cm" svg:height="0.55cm" svg:x="15.477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1" draw:id="id11" draw:layer="layout" svg:width="0.552cm" svg:height="0.55cm" svg:x="15.477cm" svg:y="5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2" draw:id="id12" draw:layer="layout" svg:width="0.552cm" svg:height="0.55cm" svg:x="20.441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928cm" svg:y1="5.299cm" svg:x2="6.928cm" svg:y2="2.549cm" draw:start-shape="id1" draw:start-glue-point="4" draw:end-shape="id2" draw:end-glue-point="8" svg:d="M6928 5299v-2750" svg:viewBox="0 0 1 2751">
          <text:p/>
        </draw:connector>
        <draw:connector draw:style-name="gr10" draw:text-style-name="P5" draw:layer="layout" svg:x1="9.41cm" svg:y1="5.024cm" svg:x2="7.204cm" svg:y2="5.574cm" draw:start-shape="id3" draw:start-glue-point="6" draw:end-shape="id1" draw:end-glue-point="10" svg:d="M9410 5024h-1102v550h-1104" svg:viewBox="0 0 2207 551">
          <text:p/>
        </draw:connector>
        <draw:connector draw:style-name="gr10" draw:text-style-name="P5" draw:layer="layout" svg:x1="7.48cm" svg:y1="6.949cm" svg:x2="6.928cm" svg:y2="5.849cm" draw:start-shape="id4" draw:start-glue-point="4" draw:end-shape="id1" draw:end-glue-point="8" svg:d="M7480 6949v-549h-552v-551" svg:viewBox="0 0 553 1101">
          <text:p/>
        </draw:connector>
        <draw:connector draw:style-name="gr10" draw:text-style-name="P5" draw:layer="layout" svg:x1="6.652cm" svg:y1="5.574cm" svg:x2="5.55cm" svg:y2="5.574cm" draw:start-shape="id1" draw:start-glue-point="6" draw:end-shape="id5" draw:end-glue-point="10" svg:d="M6652 5574h-1102" svg:viewBox="0 0 1103 1">
          <text:p/>
        </draw:connector>
        <draw:connector draw:style-name="gr11" draw:text-style-name="P5" draw:layer="layout" svg:x1="7.124cm" svg:y1="5.769cm" svg:x2="9.49cm" svg:y2="7.029cm" draw:start-shape="id1" draw:start-glue-point="9" draw:end-shape="id6" draw:end-glue-point="5" svg:d="M7124 5769h1184v1260h1182" svg:viewBox="0 0 2367 1261">
          <text:p/>
        </draw:connector>
        <draw:connector draw:style-name="gr10" draw:text-style-name="P5" draw:layer="layout" svg:x1="8.388cm" svg:y1="3.569cm" svg:x2="7.124cm" svg:y2="5.379cm" draw:start-shape="id7" draw:start-glue-point="7" draw:end-shape="id1" draw:end-glue-point="11" svg:d="M8388 3569v906h-1264v904" svg:viewBox="0 0 1265 1811">
          <text:p/>
        </draw:connector>
        <draw:connector draw:style-name="gr11" draw:text-style-name="P5" draw:layer="layout" svg:x1="6.732cm" svg:y1="2.469cm" svg:x2="5.47cm" svg:y2="3.179cm" draw:start-shape="id2" draw:start-glue-point="7" draw:end-shape="id8" draw:end-glue-point="11" svg:d="M6732 2469h-630v710h-632" svg:viewBox="0 0 1263 711">
          <text:p/>
        </draw:connector>
        <draw:connector draw:style-name="gr11" draw:text-style-name="P5" draw:layer="layout" svg:x1="17.683cm" svg:y1="5.574cm" svg:x2="7.204cm" svg:y2="5.574cm" draw:start-shape="id9" draw:start-glue-point="6" draw:end-shape="id1" draw:end-glue-point="10" svg:d="M17683 5574h-10479" svg:viewBox="0 0 10480 1">
          <text:p/>
        </draw:connector>
        <draw:connector draw:style-name="gr11" draw:text-style-name="P5" draw:layer="layout" svg:x1="16.029cm" svg:y1="4.474cm" svg:x2="17.763cm" svg:y2="5.379cm" draw:start-shape="id10" draw:start-glue-point="10" draw:end-shape="id9" draw:end-glue-point="5" svg:d="M16029 4474h828v905h906" svg:viewBox="0 0 1735 906">
          <text:p/>
        </draw:connector>
        <draw:connector draw:style-name="gr11" draw:text-style-name="P5" draw:layer="layout" svg:x1="16.029cm" svg:y1="6.124cm" svg:x2="17.763cm" svg:y2="5.769cm" draw:start-shape="id11" draw:start-glue-point="10" draw:end-shape="id9" draw:end-glue-point="7" svg:d="M16029 6124h828v-355h906" svg:viewBox="0 0 1735 356">
          <text:p/>
        </draw:connector>
        <draw:connector draw:style-name="gr11" draw:text-style-name="P5" draw:layer="layout" svg:x1="20.441cm" svg:y1="4.474cm" svg:x2="18.235cm" svg:y2="5.574cm" draw:start-shape="id12" draw:start-glue-point="6" draw:end-shape="id9" draw:end-glue-point="10" svg:d="M20441 4474h-1102v1100h-1104" svg:viewBox="0 0 2207 1101">
          <text:p/>
        </draw:connector>
        <draw:connector draw:style-name="gr11" draw:text-style-name="P5" draw:layer="layout" svg:x1="15.949cm" svg:y1="4.279cm" svg:x2="17.683cm" svg:y2="3.374cm" draw:start-shape="id10" draw:start-glue-point="11" draw:end-shape="id13" draw:end-glue-point="6" svg:d="M15949 4279h908v-905h826" svg:viewBox="0 0 1735 906">
          <text:p/>
        </draw:connector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3" draw:text-style-name="P12" draw:layer="layout" svg:width="17.494cm" svg:height="7.499cm" svg:x="4.998cm" svg:y="7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7.494cm" svg:height="1.5cm" svg:x="4.998cm" svg:y="7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5" draw:layer="layout" svg:width="2.999cm" svg:height="1.5cm" svg:x="6.497cm" svg:y="7.998cm">
          <draw:text-box>
            <text:p text:style-name="P14"><text:span text:style-name="T8">Account</text:span></text:p>
          </draw:text-box>
        </draw:frame>
        <draw:custom-shape draw:style-name="gr8" draw:text-style-name="P5" draw:layer="layout" svg:width="1cm" svg:height="1cm" svg:x="5.4cm" svg:y="8.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6" draw:text-style-name="P16" draw:layer="layout" svg:width="2.499cm" svg:height="1cm" svg:x="24.492cm" svg:y="3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7" draw:text-style-name="P17" draw:layer="layout" svg:width="1cm" svg:height="1cm" svg:x="25.491cm" svg:y="3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8" draw:text-style-name="P18" draw:layer="layout" svg:width="7.498cm" svg:height="4.499cm" svg:x="9.996cm" svg:y="9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9" draw:layer="layout" svg:width="2.499cm" svg:height="1.098cm" svg:x="12.495cm" svg:y="9.998cm">
          <draw:text-box>
            <text:p text:style-name="P4"><text:span text:style-name="T9">Login</text:span></text:p>
          </draw:text-box>
        </draw:frame>
        <draw:custom-shape draw:style-name="gr20" draw:text-style-name="P21" draw:layer="layout" svg:width="3.499cm" svg:height="0.5cm" svg:x="11.996cm" svg:y="11.498cm">
          <text:p text:style-name="P20"><text:span text:style-name="T10">user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3.499cm" svg:height="0.5cm" svg:x="11.996cm" svg:y="12.498cm">
          <text:p text:style-name="P20"><text:span text:style-name="T10">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1.6cm" svg:height="1cm" svg:x="15.5cm" svg:y="13cm">
          <text:p text:style-name="P5"><text:span text:style-name="T3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cm" svg:x="23.493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anim:par presentation:node-type="timing-root">
          <anim:par smil:begin="id19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4" draw:style-name="dp4" draw:master-page-name="Standard" xml:id="id20" draw:id="id20">
        <office:forms form:automatic-focus="false" form:apply-design-mode="false"/>
        <draw:line draw:style-name="gr22" draw:text-style-name="P23" draw:layer="layout" svg:x1="3.5cm" svg:y1="0.5cm" svg:x2="24cm" svg:y2="0.5cm">
          <text:p/>
        </draw:line>
        <draw:custom-shape draw:style-name="gr23" draw:text-style-name="P12" draw:layer="layout" svg:width="20.5cm" svg:height="7.999cm" svg:x="3.5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3" draw:layer="layout" svg:x1="3.5cm" svg:y1="10.5cm" svg:x2="24cm" svg:y2="10.5cm">
          <text:p/>
        </draw:line>
        <draw:frame draw:style-name="gr24" draw:text-style-name="P24" draw:layer="layout" svg:width="8.5cm" svg:height="1.098cm" svg:x="10cm" svg:y="14.5cm">
          <draw:text-box>
            <text:p><text:span text:style-name="T11">Make</text:span><text:span text:style-name="T12"> </text:span><text:span text:style-name="T11">with</text:span><text:span text:style-name="T12"> </text:span><text:span text:style-name="T13">❤️</text:span><text:span text:style-name="T12"> </text:span><text:span text:style-name="T11">by</text:span><text:span text:style-name="T12"> a fan in 🇫🇷</text:span></text:p>
          </draw:text-box>
        </draw:frame>
        <draw:frame draw:style-name="gr25" draw:text-style-name="P25" draw:layer="layout" svg:width="4.5cm" svg:height="0.806cm" svg:x="0.5cm" svg:y="14.681cm">
          <draw:text-box>
            <text:p><text:span text:style-name="T14">All right reserved</text:span></text:p>
          </draw:text-box>
        </draw:frame>
        <draw:custom-shape draw:style-name="gr26" draw:text-style-name="P12" draw:layer="layout" svg:width="3.5cm" svg:height="7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6" draw:layer="layout" svg:width="2.5cm" svg:height="1cm" svg:x="4.5cm" svg:y="3.5cm">
          <text:p text:style-name="P5"><text:span text:style-name="T3">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3" draw:layer="layout" svg:x1="4cm" svg:y1="3cm" svg:x2="7.5cm" svg:y2="3cm">
          <text:p/>
        </draw:line>
        <draw:frame draw:style-name="gr29" draw:text-style-name="P27" draw:layer="layout" svg:width="3.5cm" svg:height="1cm" svg:x="4cm" svg:y="2cm">
          <draw:text-box>
            <text:p text:style-name="P4"><text:span text:style-name="T15">Filtre</text:span></text:p>
          </draw:text-box>
        </draw:frame>
        <draw:custom-shape draw:style-name="gr30" draw:text-style-name="P28" draw:layer="layout" svg:width="2.5cm" svg:height="1cm" svg:x="4.5cm" svg:y="4.8cm">
          <text:p text:style-name="P5"><text:span text:style-name="T3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8" draw:layer="layout" svg:width="2.5cm" svg:height="1cm" svg:x="4.5cm" svg:y="6.1cm">
          <text:p text:style-name="P5"><text:span text:style-name="T3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8" draw:layer="layout" svg:width="2.5cm" svg:height="1cm" svg:x="4.5cm" svg:y="7.4cm">
          <text:p text:style-name="P5"><text:span text:style-name="T3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draw:layer="layout" svg:width="3cm" svg:height="5cm" svg:x="8.5cm" svg:y="2cm">
          <text:p text:style-name="P5"><text:span text:style-name="T3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3" draw:layer="layout" svg:x1="8.8cm" svg:y1="7.5cm" svg:x2="11.3cm" svg:y2="7.5cm">
          <text:p/>
        </draw:line>
        <draw:line draw:style-name="gr33" draw:text-style-name="P23" draw:layer="layout" svg:x1="9cm" svg:y1="8cm" svg:x2="11cm" svg:y2="8cm">
          <text:p/>
        </draw:line>
        <draw:custom-shape draw:style-name="gr31" draw:text-style-name="P29" draw:layer="layout" svg:width="3cm" svg:height="5cm" svg:x="12.361cm" svg:y="2cm">
          <text:p text:style-name="P5"><text:span text:style-name="T3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draw:layer="layout" svg:width="3cm" svg:height="5cm" svg:x="16.265cm" svg:y="2cm">
          <text:p text:style-name="P5"><text:span text:style-name="T3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draw:layer="layout" svg:width="3cm" svg:height="5cm" svg:x="19.909cm" svg:y="2cm">
          <text:p text:style-name="P5"><text:span text:style-name="T3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3" draw:layer="layout" svg:x1="12.531cm" svg:y1="7.457cm" svg:x2="15.031cm" svg:y2="7.457cm">
          <text:p/>
        </draw:line>
        <draw:line draw:style-name="gr32" draw:text-style-name="P23" draw:layer="layout" svg:x1="16.434cm" svg:y1="7.435cm" svg:x2="18.934cm" svg:y2="7.435cm">
          <text:p/>
        </draw:line>
        <draw:line draw:style-name="gr32" draw:text-style-name="P23" draw:layer="layout" svg:x1="20.251cm" svg:y1="7.348cm" svg:x2="22.751cm" svg:y2="7.348cm">
          <text:p/>
        </draw:line>
        <draw:line draw:style-name="gr32" draw:text-style-name="P23" draw:layer="layout" svg:x1="13.094cm" svg:y1="7.826cm" svg:x2="14.531cm" svg:y2="7.826cm">
          <text:p/>
        </draw:line>
        <draw:line draw:style-name="gr32" draw:text-style-name="P23" draw:layer="layout" svg:x1="17.107cm" svg:y1="7.804cm" svg:x2="18.13cm" svg:y2="7.804cm">
          <text:p/>
        </draw:line>
        <draw:line draw:style-name="gr33" draw:text-style-name="P23" draw:layer="layout" svg:x1="13.403cm" svg:y1="8.238cm" svg:x2="14.162cm" svg:y2="8.238cm">
          <text:p/>
        </draw:line>
        <draw:line draw:style-name="gr33" draw:text-style-name="P23" draw:layer="layout" svg:x1="16.981cm" svg:y1="8.109cm" svg:x2="18.286cm" svg:y2="8.109cm">
          <text:p/>
        </draw:line>
        <draw:line draw:style-name="gr33" draw:text-style-name="P23" draw:layer="layout" svg:x1="20.689cm" svg:y1="7.761cm" svg:x2="22.32cm" svg:y2="7.761cm">
          <text:p/>
        </draw:line>
        <draw:frame draw:style-name="gr34" draw:text-style-name="P30" draw:layer="layout" svg:width="5.573cm" svg:height="2.571cm" svg:x="2.668cm" svg:y="10.908cm">
          <draw:text-box>
            <text:p text:style-name="P4"><text:span text:style-name="T16">Who are we ?</text:span></text:p>
            <text:p text:style-name="P4"><text:span text:style-name="T17">Offanime is a listing and cataloguing site, created by zwaygo animation enthusiasts.</text:span></text:p>
          </draw:text-box>
        </draw:frame>
        <draw:frame draw:style-name="gr35" draw:text-style-name="P30" draw:layer="layout" svg:width="8.197cm" svg:height="4.044cm" svg:x="8.241cm" svg:y="10.908cm">
          <draw:text-box>
            <text:p text:style-name="P4"><text:span text:style-name="T16">Legal ?</text:span></text:p>
            <text:p text:style-name="P4"><text:span text:style-name="T17">Offanime does not host any videos on its server. Please contact the video-hosting platform directly for any rights claims relating to the content in question.</text:span></text:p>
          </draw:text-box>
        </draw:frame>
        <draw:frame draw:style-name="gr35" draw:text-style-name="P30" draw:layer="layout" svg:width="8.197cm" svg:height="4.044cm" svg:x="17.828cm" svg:y="10.886cm">
          <draw:text-box>
            <text:p text:style-name="P4"><text:span text:style-name="T16">Support</text:span></text:p>
            <text:p text:style-name="P4"><text:span text:style-name="T16"/></text:p>
            <text:p text:style-name="P4"><text:span text:style-name="T17">example@mail.com</text:span></text:p>
          </draw:text-box>
        </draw:frame>
        <draw:custom-shape draw:style-name="gr36" draw:text-style-name="P5" draw:layer="layout" svg:width="0.595cm" svg:height="0.582cm" svg:x="20.083cm" svg:y="12.024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0.595cm" svg:height="0.582cm" svg:x="20.873cm" svg:y="12.02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0.595cm" svg:height="0.582cm" svg:x="21.623cm" svg:y="12.02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0.595cm" svg:height="0.582cm" svg:x="22.381cm" svg:y="12.04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0.595cm" svg:height="0.582cm" svg:x="23.184cm" svg:y="12.04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anim:par presentation:node-type="timing-root">
          <anim:par smil:begin="id20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5" draw:style-name="dp4" draw:master-page-name="Standard" xml:id="id21" draw:id="id21">
        <office:forms form:automatic-focus="false" form:apply-design-mode="false"/>
        <draw:custom-shape draw:name="navbar" draw:style-name="gr4" draw:text-style-name="P7" draw:layer="layout" svg:width="27.991cm" svg:height="2.5cm" svg:x="0cm" svg:y="-0.498cm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6.344cm" svg:height="1.945cm" svg:x="0.5cm" svg:y="0.076cm">
          <draw:text-box>
            <text:p text:style-name="P9"><text:span text:style-name="T5">OFFANIME</text:span><text:span text:style-name="T6"> / Anime</text:span></text:p>
          </draw:text-box>
        </draw:frame>
        <draw:custom-shape draw:style-name="gr7" draw:text-style-name="P11" draw:layer="layout" svg:width="7.93cm" svg:height="1.327cm" svg:x="10.001cm" svg:y="0.326cm">
          <text:p text:style-name="P5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7" draw:text-style-name="P31" draw:layer="layout" svg:width="10.171cm" svg:height="13.12cm" svg:x="0.521cm" svg:y="2.299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2" draw:layer="layout" svg:width="2.732cm" svg:height="2.732cm" svg:x="0.716cm" svg:y="2.733cm">
          <text:p text:style-name="P4"><text:span text:style-name="T7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3" draw:layer="layout" svg:x1="0.521cm" svg:y1="5.769cm" svg:x2="10.692cm" svg:y2="5.725cm">
          <text:p/>
        </draw:line>
        <draw:custom-shape draw:style-name="gr40" draw:text-style-name="P5" draw:layer="layout" svg:width="0.768cm" svg:height="0.799cm" svg:x="9.391cm" svg:y="2.866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41" draw:text-style-name="P35" draw:layer="layout" svg:width="4.814cm" svg:height="2.19cm" svg:x="4.034cm" svg:y="2.819cm">
          <draw:text-box>
            <text:p text:style-name="P34"><text:span text:style-name="T7">Background of anime</text:span></text:p>
          </draw:text-box>
        </draw:frame>
        <draw:frame draw:style-name="gr42" draw:text-style-name="P35" draw:layer="layout" svg:width="6.051cm" svg:height="1.757cm" svg:x="0.802cm" svg:y="6.007cm">
          <draw:text-box>
            <text:p text:style-name="P34"><text:span text:style-name="T7">Anime name</text:span></text:p>
            <text:p text:style-name="P34"><text:span text:style-name="T18">Second name</text:span></text:p>
          </draw:text-box>
        </draw:frame>
        <draw:custom-shape draw:style-name="gr43" draw:text-style-name="P33" draw:layer="layout" svg:width="5.358cm" svg:height="1.302cm" svg:x="5.052cm" svg:y="6.1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6" draw:layer="layout" svg:width="0.954cm" svg:height="0.911cm" svg:x="5.205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4" draw:text-style-name="P36" draw:layer="layout" svg:width="0.954cm" svg:height="0.911cm" svg:x="6.16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4" draw:text-style-name="P36" draw:layer="layout" svg:width="0.954cm" svg:height="0.911cm" svg:x="7.114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4" draw:text-style-name="P36" draw:layer="layout" svg:width="0.954cm" svg:height="0.911cm" svg:x="8.068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4" draw:text-style-name="P36" draw:layer="layout" svg:width="0.954cm" svg:height="0.911cm" svg:x="9.022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5" draw:text-style-name="P38" draw:layer="layout" svg:width="9.76cm" svg:height="2.667cm" svg:x="0.672cm" svg:y="7.764cm">
          <text:p text:style-name="P37"><text:span text:style-name="T7">details/synop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8" draw:layer="layout" svg:width="2.276cm" svg:height="1.041cm" svg:x="0.63cm" svg:y="10.626cm">
          <text:p text:style-name="P37"><text:span text:style-name="T7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8" draw:layer="layout" svg:width="2.276cm" svg:height="1.041cm" svg:x="3.08cm" svg:y="10.626cm">
          <text:p text:style-name="P37"><text:span text:style-name="T7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8" draw:layer="layout" svg:width="2.276cm" svg:height="1.041cm" svg:x="5.597cm" svg:y="10.626cm">
          <text:p text:style-name="P37"><text:span text:style-name="T7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2.276cm" svg:height="1.041cm" svg:x="8.071cm" svg:y="10.669cm">
          <text:p text:style-name="P4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33" draw:layer="layout" svg:x1="0.521cm" svg:y1="13.49cm" svg:x2="10.692cm" svg:y2="13.446cm">
          <text:p/>
        </draw:line>
        <draw:custom-shape draw:style-name="gr46" draw:text-style-name="P38" draw:layer="layout" svg:width="2.276cm" svg:height="1.041cm" svg:x="1.022cm" svg:y="13.749cm">
          <text:p text:style-name="P37"><text:span text:style-name="T7">l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0" draw:layer="layout" svg:width="2.859cm" svg:height="1.063cm" svg:x="3.517cm" svg:y="13.727cm">
          <text:p text:style-name="P39"><text:span text:style-name="T19">watch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2" draw:layer="layout" svg:width="2.859cm" svg:height="1.063cm" svg:x="6.727cm" svg:y="13.727cm">
          <text:p text:style-name="P41"><text:span text:style-name="T20">Favo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43" draw:layer="layout" svg:width="4.056cm" svg:height="1.106cm" svg:x="3.513cm" svg:y="12.058cm">
          <draw:text-box>
            <text:p text:style-name="P37"><text:span text:style-name="T7">More info</text:span></text:p>
          </draw:text-box>
        </draw:frame>
        <draw:custom-shape draw:style-name="gr49" draw:text-style-name="P44" draw:layer="layout" svg:width="16.114cm" svg:height="13.185cm" svg:x="11.646cm" svg:y="2.299cm">
          <text:p text:style-name="P4"><text:span text:style-name="T21">Guide like unmineable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5" draw:layer="layout" svg:width="11.017cm" svg:height="0.976cm" svg:x="13.75cm" svg:y="2.515cm">
          <draw:text-box>
            <text:p text:style-name="P34"><text:span text:style-name="T7">Start / Language / Format / (episode)</text:span></text:p>
          </draw:text-box>
        </draw:frame>
        <anim:par presentation:node-type="timing-root">
          <anim:par smil:begin="id21.begin">
            <anim:transitionFilter smil:dur="2s" smil:type="miscShapeWipe" smil:subtype="cornersOut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6" draw:style-name="dp4" draw:master-page-name="Standard" xml:id="id22" draw:id="id22">
        <office:forms form:automatic-focus="false" form:apply-design-mode="false"/>
        <draw:line draw:style-name="gr22" draw:text-style-name="P23" draw:layer="layout" svg:x1="3.5cm" svg:y1="0.5cm" svg:x2="24cm" svg:y2="0.5cm">
          <text:p/>
        </draw:line>
        <draw:custom-shape draw:style-name="gr51" draw:text-style-name="P44" draw:layer="layout" svg:width="18.283cm" svg:height="11.536cm" svg:x="4.619cm" svg:y="2.322cm">
          <text:p text:style-name="P4"><text:span text:style-name="T21">First epis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4" draw:layer="layout" svg:width="4.446cm" svg:height="1.387cm" svg:x="6.485cm" svg:y="0.76cm">
          <text:p text:style-name="P4"><text:span text:style-name="T21">Previ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4" draw:layer="layout" svg:width="4.446cm" svg:height="1.387cm" svg:x="16.18cm" svg:y="0.738cm">
          <text:p text:style-name="P4"><text:span text:style-name="T21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4" draw:layer="layout" svg:width="4.446cm" svg:height="1.387cm" svg:x="11.322cm" svg:y="0.738cm">
          <text:p text:style-name="P4"><text:span text:style-name="T21">L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3" draw:layer="layout" svg:x1="3.5cm" svg:y1="14.9cm" svg:x2="24cm" svg:y2="14.9cm">
          <text:p/>
        </draw:line>
        <anim:par presentation:node-type="timing-root">
          <anim:par smil:begin="id22.begin">
            <anim:transitionFilter smil:dur="2s" smil:type="miscShapeWipe" smil:subtype="cornersOut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7" draw:style-name="dp4" draw:master-page-name="Standard" xml:id="id23" draw:id="id23">
        <office:forms form:automatic-focus="false" form:apply-design-mode="false"/>
        <draw:custom-shape draw:style-name="gr53" draw:text-style-name="P44" draw:layer="layout" svg:width="6.636cm" svg:height="3.948cm" svg:x="3.6cm" svg:y="2.233cm">
          <svg:title>how effect show the name</svg:title>
          <svg:desc>how effect show the name</svg:desc>
          <text:p text:style-name="P4"><text:span text:style-name="T21">Anim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3" draw:layer="layout" svg:x1="3.652cm" svg:y1="11.257cm" svg:x2="24.152cm" svg:y2="11.257cm">
          <text:p/>
        </draw:line>
        <draw:frame draw:style-name="gr54" draw:text-style-name="P46" draw:layer="layout" svg:width="5.834cm" svg:height="1.453cm" svg:x="10.691cm" svg:y="0.324cm">
          <draw:text-box>
            <text:p text:style-name="P4">Similar animes :</text:p>
          </draw:text-box>
        </draw:frame>
        <draw:custom-shape draw:style-name="gr53" draw:text-style-name="P44" draw:layer="layout" svg:width="6.636cm" svg:height="3.948cm" svg:x="10.389cm" svg:y="2.191cm">
          <text:p text:style-name="P4"><text:span text:style-name="T21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4" draw:layer="layout" svg:width="6.636cm" svg:height="3.948cm" svg:x="17.417cm" svg:y="2.301cm">
          <text:p text:style-name="P4"><text:span text:style-name="T21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4" draw:layer="layout" svg:width="6.636cm" svg:height="3.948cm" svg:x="17.504cm" svg:y="6.813cm">
          <text:p text:style-name="P4"><text:span text:style-name="T21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4" draw:layer="layout" svg:width="6.636cm" svg:height="3.948cm" svg:x="10.435cm" svg:y="6.704cm">
          <text:p text:style-name="P4"><text:span text:style-name="T21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4" draw:layer="layout" svg:width="6.636cm" svg:height="3.948cm" svg:x="3.429cm" svg:y="6.661cm">
          <text:p text:style-name="P4"><text:span text:style-name="T21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47" draw:layer="layout" svg:width="12.34cm" svg:height="1.171cm" svg:x="8.48cm" svg:y="14.162cm">
          <draw:text-box>
            <text:p>Make with <text:span text:style-name="T22">❤️</text:span> by a fan for fans in Europe.</text:p>
          </draw:text-box>
        </draw:frame>
        <anim:par presentation:node-type="timing-root">
          <anim:par smil:begin="id23.begin">
            <anim:transitionFilter smil:dur="2s" smil:type="miscShapeWipe" smil:subtype="cornersOut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000000" draw:end-color="#2a6099" draw:start-intensity="100%" draw:end-intensity="100%" draw:angle="86deg" draw:border="0%">
      <loext:gradient-stop svg:offset="0" loext:color-type="rgb" loext:color-value="#000000"/>
      <loext:gradient-stop svg:offset="1" loext:color-type="rgb" loext:color-value="#2a6099"/>
    </draw:gradient>
    <draw:gradient draw:name="Gradient_20_2" draw:display-name="Gradient 2" draw:style="linear" draw:start-color="#000000" draw:end-color="#224d7a" draw:start-intensity="100%" draw:end-intensity="100%" draw:angle="86deg" draw:border="0%">
      <loext:gradient-stop svg:offset="0" loext:color-type="rgb" loext:color-value="#000000"/>
      <loext:gradient-stop svg:offset="1" loext:color-type="rgb" loext:color-value="#224d7a"/>
    </draw:gradient>
    <draw:gradient draw:name="Gradient_20_3" draw:display-name="Gradient 3" draw:style="linear" draw:start-color="#000000" draw:end-color="#193a5c" draw:start-intensity="100%" draw:end-intensity="100%" draw:angle="86deg" draw:border="0%">
      <loext:gradient-stop svg:offset="0" loext:color-type="rgb" loext:color-value="#000000"/>
      <loext:gradient-stop svg:offset="1" loext:color-type="rgb" loext:color-value="#193a5c"/>
    </draw:gradient>
    <draw:gradient draw:name="Gradient_20_4" draw:display-name="Gradient 4" draw:style="linear" draw:start-color="#333333" draw:end-color="#497aad" draw:start-intensity="100%" draw:end-intensity="100%" draw:angle="86deg" draw:border="0%">
      <loext:gradient-stop svg:offset="0" loext:color-type="rgb" loext:color-value="#333333"/>
      <loext:gradient-stop svg:offset="1" loext:color-type="rgb" loext:color-value="#497aad"/>
    </draw:gradient>
    <draw:gradient draw:name="Gradient_20_5" draw:display-name="Gradient 5" draw:style="linear" draw:start-color="#666666" draw:end-color="#6d96c2" draw:start-intensity="100%" draw:end-intensity="100%" draw:angle="86deg" draw:border="0%">
      <loext:gradient-stop svg:offset="0" loext:color-type="rgb" loext:color-value="#666666"/>
      <loext:gradient-stop svg:offset="1" loext:color-type="rgb" loext:color-value="#6d96c2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1cm" svg:height="2.629cm" svg:x="1.399cm" svg:y="0.627cm" presentation:class="title" presentation:placeholder="true">
        <draw:text-box/>
      </draw:frame>
      <draw:frame presentation:style-name="Standard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5:10:58.737000000</meta:creation-date>
    <dc:date>2024-10-21T22:48:46.076000000</dc:date>
    <meta:editing-duration>PT1H33M30S</meta:editing-duration>
    <meta:editing-cycles>9</meta:editing-cycles>
    <meta:generator>LibreOffice/24.8.0.3$Windows_X86_64 LibreOffice_project/0bdf1299c94fe897b119f97f3c613e9dca6be583</meta:generator>
    <meta:document-statistic meta:object-count="166"/>
  </office:meta>
</office:document-meta>
</file>